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bold"/>
    </style:style>
    <style:style style:name="P2" style:family="paragraph" style:parent-style-name="Heading_20_3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bold"/>
    </style:style>
    <style:style style:name="P3" style:family="paragraph" style:parent-style-name="Heading_20_3">
      <style:paragraph-properties fo:margin-top="0cm" fo:margin-bottom="0.247cm" loext:contextual-spacing="false" fo:line-height="120%" fo:text-align="start" style:justify-single-word="false" fo:orphans="2" fo:widows="2" fo:break-before="page"/>
      <style:text-properties fo:font-variant="normal" fo:text-transform="none" fo:color="#212529" style:font-name="Roboto" fo:font-size="12.75pt" fo:letter-spacing="normal" fo:font-style="normal" fo:font-weight="bold"/>
    </style:style>
    <style:style style:name="P4" style:family="paragraph" style:parent-style-name="Heading_20_4">
      <style:paragraph-properties fo:margin-top="0cm" fo:margin-bottom="0.247cm" loext:contextual-spacing="false" fo:line-height="120%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bold"/>
    </style:style>
    <style:style style:name="P5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7" style:family="paragraph" style:parent-style-name="Text_20_body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8" style:family="paragraph" style:parent-style-name="Heading_20_1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style:font-name="Roboto" fo:font-size="12.75pt" fo:letter-spacing="normal" fo:font-style="normal" fo:font-weight="bold"/>
    </style:style>
    <style:style style:name="P9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0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1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2" style:family="paragraph" style:parent-style-name="Text_20_body" style:list-style-name="L6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3" style:family="paragraph" style:parent-style-name="Text_20_body" style:list-style-name="L3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4" style:family="paragraph" style:parent-style-name="Text_20_body" style:list-style-name="L5">
      <style:paragraph-properties fo:margin-top="0cm" fo:margin-bottom="0.046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P15" style:family="paragraph" style:parent-style-name="Text_20_body" style:list-style-name="L6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Roboto" fo:font-size="12.75pt" fo:letter-spacing="normal" fo:font-style="normal" fo:font-weight="normal"/>
    </style:style>
    <style:style style:name="T1" style:family="text">
      <style:text-properties officeooo:rsid="0000b95b"/>
    </style:style>
    <style:style style:name="T2" style:family="text">
      <style:text-properties officeooo:rsid="0002b8c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 text:name="Калькулятор-на-qt-и-c"/>Калькулятор на Qt и C++</text:h>
      <text:h text:style-name="P1" text:outline-level="2"><text:bookmark text:name="Цель-разработки"/>Цель разработки</text:h>
      <text:p text:style-name="P5">Научит<text:span text:style-name="T2">ь</text:span>ся писать код на C++, изучить принципы написания приложений с GUI, провести аудит уровня разработки участников.</text:p>
      <text:h text:style-name="P1" text:outline-level="2"><text:bookmark text:name="Предположительные-сроки-разработки"/>Предположительные сроки разработки</text:h>
      <text:p text:style-name="P5">8.01.2024 - 04.02.2024 для реализации необходимого функционала</text:p>
      <text:h text:style-name="P1" text:outline-level="2"><text:bookmark text:name="Описание-программы"/>Описание программы</text:h>
      <text:h text:style-name="P2" text:outline-level="3"><text:bookmark text:name="Функциональность"/>Функциональность</text:h>
      <text:list xml:id="list3161648189" text:style-name="L1">
        <text:list-item>
          <text:p text:style-name="P9">Реализация базовых алгебраических операций(сложение, вычитание, умножение, деление(дробное)) с неотрицательными числами</text:p>
        </text:list-item>
        <text:list-item>
          <text:p text:style-name="P9">Ответ должен выдаваться при вызове “равно”</text:p>
        </text:list-item>
        <text:list-item>
          <text:p text:style-name="P9">Возможность ввода чисел и операций с помощью GUI</text:p>
        </text:list-item>
        <text:list-item>
          <text:p text:style-name="P9">Реализация команды “Очистить” для сброса всех операций и значений</text:p>
        </text:list-item>
        <text:list-item>
          <text:p text:style-name="P9">Поддержка выполнения цепочки операций без учёта приоритета операций. Например цепочка “2 + 3 * 4” даст 20</text:p>
        </text:list-item>
      </text:list>
      <text:h text:style-name="P4" text:outline-level="4"><text:bookmark text:name="Дополнительно"/>Дополнительно</text:h>
      <text:list xml:id="list4123900192" text:style-name="L2">
        <text:list-item>
          <text:p text:style-name="P10">Возможность ввода чисел и операций с помощью “горячих клавиш”(клавиатуры)</text:p>
        </text:list-item>
        <text:list-item>
          <text:p text:style-name="P10">Реализация команды “Удалить” для удаления последней слева цифры или операции</text:p>
        </text:list-item>
        <text:list-item>
          <text:p text:style-name="P10">Р<text:span text:style-name="T1">е</text:span>ализация вычисления цепочки опер<text:span text:style-name="T1">а</text:span>ций с учётом приоритетов. То есть цепочка “2 + 3 * 4” даст 14</text:p>
        </text:list-item>
        <text:list-item>
          <text:p text:style-name="P10">Реализовать скобки</text:p>
        </text:list-item>
        <text:list-item>
          <text:p text:style-name="P10">Поддержка отрицательных чисел</text:p>
        </text:list-item>
        <text:list-item>
          <text:p text:style-name="P10">Поддержка ввода дробных чисел</text:p>
        </text:list-item>
      </text:list>
      <text:h text:style-name="P2" text:outline-level="3"><text:bookmark text:name="Требования-к-gui"/>Требования к GUI</text:h>
      <text:list xml:id="list4289897488" text:style-name="L3">
        <text:list-item>
          <text:p text:style-name="P13">Окно прил<text:span text:style-name="T1">о</text:span>жения с кнопками, соответствующими цифрам и операциям</text:p>
        </text:list-item>
        <text:list-item>
          <text:p text:style-name="P13">Поле для отображения вводимых символов и результата</text:p>
        </text:list-item>
        <text:list-item>
          <text:p text:style-name="P13">При изменении размеров окна элементы остаются в том же порядке и не появляется пустого места без элементов</text:p>
        </text:list-item>
        <text:list-item>
          <text:p text:style-name="P13">Есть хоть какие-то попытки в UI/UX</text:p>
        </text:list-item>
      </text:list>
      <text:h text:style-name="P2" text:outline-level="3"/>
      <text:h text:style-name="P3" text:outline-level="3"><text:bookmark text:name="Технические-требования"/>Технические требования</text:h>
      <text:list xml:id="list1317032355" text:style-name="L4">
        <text:list-item>
          <text:p text:style-name="P11">Использование связки Qt/C++</text:p>
        </text:list-item>
        <text:list-item>
          <text:p text:style-name="P11">Qt5 или Qt6</text:p>
        </text:list-item>
        <text:list-item>
          <text:p text:style-name="P11">C++ 11 или новее</text:p>
        </text:list-item>
        <text:list-item>
          <text:p text:style-name="P11">ООП</text:p>
        </text:list-item>
        <text:list-item>
          <text:p text:style-name="P11">Подход к архитектуре приложения - MVVM(другая не возможна)</text:p>
        </text:list-item>
        <text:list-item>
          <text:p text:style-name="P11">Кодирование файлов в UTF-8</text:p>
        </text:list-item>
        <text:list-item>
          <text:p text:style-name="P11">Обработка ошибок и исключений для операций(таких как “деление на ноль”)</text:p>
        </text:list-item>
        <text:list-item>
          <text:p text:style-name="P11">Обработка ошибок и исключений для вводимых данных</text:p>
        </text:list-item>
      </text:list>
      <text:p text:style-name="P6"/>
      <text:h text:style-name="P1" text:outline-level="2"><text:bookmark text:name="Требования-к-процессу-разработки"/>Требования к процессу разработки</text:h>
      <text:list xml:id="list3942057958" text:style-name="L5">
        <text:list-item>
          <text:p text:style-name="P14">Разработка ведётся с использованием системы контроля версий(git)</text:p>
        </text:list-item>
        <text:list-item>
          <text:p text:style-name="P14">Испол<text:span text:style-name="T1">ь</text:span>зование удалённых репозиториев(GitFlic, GitHub, GitLab, MosHub)</text:p>
        </text:list-item>
        <text:list-item>
          <text:p text:style-name="P14">Проводиться review кода со стороны других участников</text:p>
        </text:list-item>
      </text:list>
      <text:p text:style-name="P7"/>
      <text:h text:style-name="P2" text:outline-level="3"><text:bookmark text:name="Требования-к-репозиторию-в-системе-контроля-версий"/>Требования к репозиторию в системе контроля версий</text:h>
      <text:list xml:id="list1496157639" text:style-name="L6">
        <text:list-item>
          <text:p text:style-name="P15">В репозитории присутствует исходный код, не захламляющий весь репозиторий(лежит в папке src)</text:p>
        </text:list-item>
        <text:list-item>
          <text:p text:style-name="P15">Оформлен README файл, куда включены:</text:p>
          <text:list>
            <text:list-item>
              <text:p text:style-name="P12">Заг<text:span text:style-name="T1">о</text:span>ловок(название программы)</text:p>
            </text:list-item>
            <text:list-item>
              <text:p text:style-name="P12">Скриншот окна приложения(после разработки интерфейса)</text:p>
            </text:list-item>
            <text:list-item>
              <text:p text:style-name="P12">Блок с реализованной функциональностью по ТЗ</text:p>
            </text:list-item>
            <text:list-item>
              <text:p text:style-name="P12">Описание архитектуры приложения</text:p>
            </text:list-item>
            <text:list-item>
              <text:p text:style-name="P12">Описание действий для компиляции(опционально, но желательно)</text:p>
            </text:list-item>
          </text:list>
        </text:list-item>
        <text:list-item>
          <text:p text:style-name="P15">Опционально может быть написать Makefile для компиляции программы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58cm" fo:margin-bottom="1.991cm" fo:margin-left="1.228cm" fo:margin-right="1.1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20:10:15.794238778</meta:creation-date>
    <dc:date>2024-01-07T12:16:11.119680434</dc:date>
    <meta:editing-duration>PT3M2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327" meta:character-count="2263" meta:non-whitespace-character-count="2016"/>
  </office:meta>
</office:document-meta>
</file>